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3008677341727244697"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5571914299475229492"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5958090762044281709"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4414996269744310743"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616974001071357055"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245201489004520418"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240610401373360897"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2553271324827106160"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0855424" text:continue-list="list240610401373360897"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542534490091989144"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852621"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836739"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0856449"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0839700"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837931"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4459396963218735722"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502832314045246540"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365312178126711992"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855905"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29847077915601253"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102703739178186107"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594011528792771839" text:style-name="L15">
        <text:list-item>
          <text:list>
            <text:list-header>
              <text:p text:style-name="P172">1.5 miles averaging about 9:40/mile and rest 1 min</text:p>
            </text:list-header>
          </text:list>
        </text:list-item>
      </text:list>
      <text:p text:style-name="P23">1 mile in 8:26 and rest 2 min</text:p>
      <text:list xml:id="list1085622297644407029"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648851098829080037"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850658"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2362565237202976446"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767399567417900758"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688789074393829621"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0839326" text:continue-list="list2767399567417900758" text:style-name="L19">
        <text:list-item>
          <text:list>
            <text:list-header>
              <text:p text:style-name="P176">(Pace*HR)=1240</text:p>
            </text:list-header>
          </text:list>
        </text:list-item>
      </text:list>
      <text:list xml:id="list30846601" text:continue-list="list2362565237202976446" text:style-name="L18">
        <text:list-item>
          <text:list>
            <text:list-header>
              <text:p text:style-name="P175">2 miles at 10:46/mile Ave HR= 121 bpm and rest a few minutes</text:p>
            </text:list-header>
          </text:list>
        </text:list-item>
      </text:list>
      <text:list xml:id="list30853406" text:continue-list="list30839326"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0852557"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679697584910479590"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60470856666878608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7706146552276209503"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393666150934432159"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465807414789406059"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638625114340769531"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0824132"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0837483"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241346173369945137"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60070563611827144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05904292470432772"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957241701165339915"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8802775938876621294"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7745391417239342169" text:style-name="L32">
        <text:list-item>
          <text:list>
            <text:list-header>
              <text:p text:style-name="P186">0.25 miles in 2:54</text:p>
              <text:p text:style-name="P186">1 mile in 9:21 going faster as I ran and ending at around 8:30 pace</text:p>
            </text:list-header>
          </text:list>
        </text:list-item>
      </text:list>
      <text:list xml:id="list311323593771976750"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2546606087615645161"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6707920798903473214"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2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10"/>
      <text:p text:style-name="P10"/>
      <text:p text:style-name="P10">Times for 10 miles or over on the Ernst Trail </text:p>
      <text:p text:style-name="P23"/>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text:soft-page-break/>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975392735124563663" text:style-name="L36">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ext:soft-page-break/>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21T10:59:08.14</dc:date>
    <dc:creator>James Lombardi</dc:creator>
    <meta:editing-duration>P21DT20H52M7S</meta:editing-duration>
    <meta:editing-cycles>1795</meta:editing-cycles>
    <meta:generator>OpenOffice/4.1.2$Win32 OpenOffice.org_project/412m3$Build-9782</meta:generator>
    <meta:document-statistic meta:table-count="0" meta:image-count="9" meta:object-count="0" meta:page-count="181" meta:paragraph-count="5224" meta:word-count="56423" meta:character-count="289338"/>
  </office:meta>
</office:document-meta>
</file>